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84"/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date" office:date-value="2020-10-11" calcext:value-type="date">
            <text:p>2020-10-11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date" office:date-value="2020-10-12" calcext:value-type="date">
            <text:p>2020-10-12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05M00S" calcext:value-type="time">
            <text:p>13:0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15M00S" calcext:value-type="time">
            <text:p>13:1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date" office:date-value="2020-10-13" calcext:value-type="date">
            <text:p>2020-10-13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00M00S" calcext:value-type="time">
            <text:p>1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05M00S" calcext:value-type="time">
            <text:p>13:0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10M00S" calcext:value-type="time">
            <text:p>13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15M00S" calcext:value-type="time">
            <text:p>1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20M00S" calcext:value-type="time">
            <text:p>13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25M00S" calcext:value-type="time">
            <text:p>13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05M00S" calcext:value-type="time">
            <text:p>13:0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10M00S" calcext:value-type="time">
            <text:p>13:1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15M00S" calcext:value-type="time">
            <text:p>13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20M00S" calcext:value-type="time">
            <text:p>13:2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25M00S" calcext:value-type="time">
            <text:p>13:2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30M00S" calcext:value-type="time">
            <text:p>13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00M00S" calcext:value-type="time">
            <text:p>13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05M00S" calcext:value-type="time">
            <text:p>13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10M00S" calcext:value-type="time">
            <text:p>13:1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15M00S" calcext:value-type="time">
            <text:p>13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20M00S" calcext:value-type="time">
            <text:p>13:2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25M00S" calcext:value-type="time">
            <text:p>13:2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30M00S" calcext:value-type="time">
            <text:p>13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10M00S" calcext:value-type="time">
            <text:p>13:1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15M00S" calcext:value-type="time">
            <text:p>13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20M00S" calcext:value-type="time">
            <text:p>13:2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25M00S" calcext:value-type="time">
            <text:p>13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30M00S" calcext:value-type="time">
            <text:p>13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00M00S" calcext:value-type="time">
            <text:p>13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05M00S" calcext:value-type="time">
            <text:p>13:0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10M00S" calcext:value-type="time">
            <text:p>13:1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15M00S" calcext:value-type="time">
            <text:p>13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20M00S" calcext:value-type="time">
            <text:p>13:2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25M00S" calcext:value-type="time">
            <text:p>13:2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30M00S" calcext:value-type="time">
            <text:p>13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00M00S" calcext:value-type="time">
            <text:p>13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05M00S" calcext:value-type="time">
            <text:p>13:0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10M00S" calcext:value-type="time">
            <text:p>13:1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15M00S" calcext:value-type="time">
            <text:p>13:1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20M00S" calcext:value-type="time">
            <text:p>13: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25M00S" calcext:value-type="time">
            <text:p>13:2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office:value-type="date" office:date-value="2020-10-14" calcext:value-type="date">
            <text:p>2020-10-14</text:p>
          </table:table-cell>
          <table:table-cell office:value-type="time" office:time-value="PT37H30M00S" calcext:value-type="time">
            <text:p>13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00M00S" calcext:value-type="time">
            <text:p>1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05M00S" calcext:value-type="time">
            <text:p>13:0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10M00S" calcext:value-type="time">
            <text:p>13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15M00S" calcext:value-type="time">
            <text:p>1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20M00S" calcext:value-type="time">
            <text:p>13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25M00S" calcext:value-type="time">
            <text:p>13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05M00S" calcext:value-type="time">
            <text:p>13:0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10M00S" calcext:value-type="time">
            <text:p>13:1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15M00S" calcext:value-type="time">
            <text:p>13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20M00S" calcext:value-type="time">
            <text:p>13:2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25M00S" calcext:value-type="time">
            <text:p>13:2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30M00S" calcext:value-type="time">
            <text:p>13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00M00S" calcext:value-type="time">
            <text:p>13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05M00S" calcext:value-type="time">
            <text:p>13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10M00S" calcext:value-type="time">
            <text:p>13:1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15M00S" calcext:value-type="time">
            <text:p>13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20M00S" calcext:value-type="time">
            <text:p>13:2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25M00S" calcext:value-type="time">
            <text:p>13:2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30M00S" calcext:value-type="time">
            <text:p>13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10M00S" calcext:value-type="time">
            <text:p>13:1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15M00S" calcext:value-type="time">
            <text:p>13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20M00S" calcext:value-type="time">
            <text:p>13:2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25M00S" calcext:value-type="time">
            <text:p>13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30M00S" calcext:value-type="time">
            <text:p>13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00M00S" calcext:value-type="time">
            <text:p>13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05M00S" calcext:value-type="time">
            <text:p>13:0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10M00S" calcext:value-type="time">
            <text:p>13:1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15M00S" calcext:value-type="time">
            <text:p>13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20M00S" calcext:value-type="time">
            <text:p>13:2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25M00S" calcext:value-type="time">
            <text:p>13:2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30M00S" calcext:value-type="time">
            <text:p>13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00M00S" calcext:value-type="time">
            <text:p>13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05M00S" calcext:value-type="time">
            <text:p>13:0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10M00S" calcext:value-type="time">
            <text:p>13:1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15M00S" calcext:value-type="time">
            <text:p>13:1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20M00S" calcext:value-type="time">
            <text:p>13: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25M00S" calcext:value-type="time">
            <text:p>13:2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office:value-type="date" office:date-value="2020-10-15" calcext:value-type="date">
            <text:p>2020-10-15</text:p>
          </table:table-cell>
          <table:table-cell office:value-type="time" office:time-value="PT61H30M00S" calcext:value-type="time">
            <text:p>13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00M00S" calcext:value-type="time">
            <text:p>1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05M00S" calcext:value-type="time">
            <text:p>13:0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10M00S" calcext:value-type="time">
            <text:p>13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15M00S" calcext:value-type="time">
            <text:p>1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20M00S" calcext:value-type="time">
            <text:p>13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25M00S" calcext:value-type="time">
            <text:p>13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05M00S" calcext:value-type="time">
            <text:p>13:0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10M00S" calcext:value-type="time">
            <text:p>13:1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15M00S" calcext:value-type="time">
            <text:p>13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20M00S" calcext:value-type="time">
            <text:p>13:2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25M00S" calcext:value-type="time">
            <text:p>13:2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30M00S" calcext:value-type="time">
            <text:p>13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00M00S" calcext:value-type="time">
            <text:p>13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05M00S" calcext:value-type="time">
            <text:p>13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10M00S" calcext:value-type="time">
            <text:p>13:1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15M00S" calcext:value-type="time">
            <text:p>13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20M00S" calcext:value-type="time">
            <text:p>13:2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25M00S" calcext:value-type="time">
            <text:p>13:2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30M00S" calcext:value-type="time">
            <text:p>13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10M00S" calcext:value-type="time">
            <text:p>13:1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15M00S" calcext:value-type="time">
            <text:p>13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20M00S" calcext:value-type="time">
            <text:p>13:2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25M00S" calcext:value-type="time">
            <text:p>13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30M00S" calcext:value-type="time">
            <text:p>13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00M00S" calcext:value-type="time">
            <text:p>13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05M00S" calcext:value-type="time">
            <text:p>13:0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10M00S" calcext:value-type="time">
            <text:p>13:1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15M00S" calcext:value-type="time">
            <text:p>13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20M00S" calcext:value-type="time">
            <text:p>13:2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25M00S" calcext:value-type="time">
            <text:p>13:2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30M00S" calcext:value-type="time">
            <text:p>13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00M00S" calcext:value-type="time">
            <text:p>13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05M00S" calcext:value-type="time">
            <text:p>13:0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10M00S" calcext:value-type="time">
            <text:p>13:1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15M00S" calcext:value-type="time">
            <text:p>13:1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20M00S" calcext:value-type="time">
            <text:p>13: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25M00S" calcext:value-type="time">
            <text:p>13:2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85H30M00S" calcext:value-type="time">
            <text:p>13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00M00S" calcext:value-type="time">
            <text:p>1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05M00S" calcext:value-type="time">
            <text:p>13:0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10M00S" calcext:value-type="time">
            <text:p>13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15M00S" calcext:value-type="time">
            <text:p>1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20M00S" calcext:value-type="time">
            <text:p>13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25M00S" calcext:value-type="time">
            <text:p>13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05M00S" calcext:value-type="time">
            <text:p>13:0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10M00S" calcext:value-type="time">
            <text:p>13:1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15M00S" calcext:value-type="time">
            <text:p>13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20M00S" calcext:value-type="time">
            <text:p>13:2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25M00S" calcext:value-type="time">
            <text:p>13:2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30M00S" calcext:value-type="time">
            <text:p>13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00M00S" calcext:value-type="time">
            <text:p>13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05M00S" calcext:value-type="time">
            <text:p>13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10M00S" calcext:value-type="time">
            <text:p>13:1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15M00S" calcext:value-type="time">
            <text:p>13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20M00S" calcext:value-type="time">
            <text:p>13:2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25M00S" calcext:value-type="time">
            <text:p>13:2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30M00S" calcext:value-type="time">
            <text:p>13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10M00S" calcext:value-type="time">
            <text:p>13:1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15M00S" calcext:value-type="time">
            <text:p>13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20M00S" calcext:value-type="time">
            <text:p>13:2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25M00S" calcext:value-type="time">
            <text:p>13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30M00S" calcext:value-type="time">
            <text:p>13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00M00S" calcext:value-type="time">
            <text:p>13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05M00S" calcext:value-type="time">
            <text:p>13:0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10M00S" calcext:value-type="time">
            <text:p>13:1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15M00S" calcext:value-type="time">
            <text:p>13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20M00S" calcext:value-type="time">
            <text:p>13:2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25M00S" calcext:value-type="time">
            <text:p>13:2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30M00S" calcext:value-type="time">
            <text:p>13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00M00S" calcext:value-type="time">
            <text:p>13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05M00S" calcext:value-type="time">
            <text:p>13:0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10M00S" calcext:value-type="time">
            <text:p>13:1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15M00S" calcext:value-type="time">
            <text:p>13:1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20M00S" calcext:value-type="time">
            <text:p>13: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25M00S" calcext:value-type="time">
            <text:p>13:2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09H30M00S" calcext:value-type="time">
            <text:p>13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00M00S" calcext:value-type="time">
            <text:p>1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05M00S" calcext:value-type="time">
            <text:p>13:0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10M00S" calcext:value-type="time">
            <text:p>13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15M00S" calcext:value-type="time">
            <text:p>1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20M00S" calcext:value-type="time">
            <text:p>13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25M00S" calcext:value-type="time">
            <text:p>13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05M00S" calcext:value-type="time">
            <text:p>13:0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10M00S" calcext:value-type="time">
            <text:p>13:1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15M00S" calcext:value-type="time">
            <text:p>13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20M00S" calcext:value-type="time">
            <text:p>13:2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25M00S" calcext:value-type="time">
            <text:p>13:2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30M00S" calcext:value-type="time">
            <text:p>13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00M00S" calcext:value-type="time">
            <text:p>13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05M00S" calcext:value-type="time">
            <text:p>13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10M00S" calcext:value-type="time">
            <text:p>13:1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15M00S" calcext:value-type="time">
            <text:p>13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20M00S" calcext:value-type="time">
            <text:p>13:2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25M00S" calcext:value-type="time">
            <text:p>13:2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30M00S" calcext:value-type="time">
            <text:p>13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10M00S" calcext:value-type="time">
            <text:p>13:1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15M00S" calcext:value-type="time">
            <text:p>13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20M00S" calcext:value-type="time">
            <text:p>13:2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25M00S" calcext:value-type="time">
            <text:p>13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30M00S" calcext:value-type="time">
            <text:p>13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00M00S" calcext:value-type="time">
            <text:p>13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05M00S" calcext:value-type="time">
            <text:p>13:0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10M00S" calcext:value-type="time">
            <text:p>13:1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15M00S" calcext:value-type="time">
            <text:p>13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20M00S" calcext:value-type="time">
            <text:p>13:2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25M00S" calcext:value-type="time">
            <text:p>13:2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30M00S" calcext:value-type="time">
            <text:p>13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00M00S" calcext:value-type="time">
            <text:p>13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05M00S" calcext:value-type="time">
            <text:p>13:0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10M00S" calcext:value-type="time">
            <text:p>13:1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15M00S" calcext:value-type="time">
            <text:p>13:1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20M00S" calcext:value-type="time">
            <text:p>13: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25M00S" calcext:value-type="time">
            <text:p>13:2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 office:value-type="date" office:date-value="2020-10-18" calcext:value-type="date">
            <text:p>2020-10-18</text:p>
          </table:table-cell>
          <table:table-cell office:value-type="time" office:time-value="PT133H30M00S" calcext:value-type="time">
            <text:p>13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00M00S" calcext:value-type="time">
            <text:p>1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05M00S" calcext:value-type="time">
            <text:p>13:0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10M00S" calcext:value-type="time">
            <text:p>13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15M00S" calcext:value-type="time">
            <text:p>1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20M00S" calcext:value-type="time">
            <text:p>13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25M00S" calcext:value-type="time">
            <text:p>13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05M00S" calcext:value-type="time">
            <text:p>13:0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45]+1" office:value-type="float" office:value="346" calcext:value-type="float">
            <text:p>346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10M00S" calcext:value-type="time">
            <text:p>13:1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46]+1" office:value-type="float" office:value="347" calcext:value-type="float">
            <text:p>347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15M00S" calcext:value-type="time">
            <text:p>13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47]+1" office:value-type="float" office:value="348" calcext:value-type="float">
            <text:p>348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20M00S" calcext:value-type="time">
            <text:p>13:2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48]+1" office:value-type="float" office:value="349" calcext:value-type="float">
            <text:p>349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25M00S" calcext:value-type="time">
            <text:p>13:2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49]+1" office:value-type="float" office:value="350" calcext:value-type="float">
            <text:p>350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30M00S" calcext:value-type="time">
            <text:p>13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50]+1" office:value-type="float" office:value="351" calcext:value-type="float">
            <text:p>351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00M00S" calcext:value-type="time">
            <text:p>13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51]+1" office:value-type="float" office:value="352" calcext:value-type="float">
            <text:p>352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05M00S" calcext:value-type="time">
            <text:p>13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52]+1" office:value-type="float" office:value="353" calcext:value-type="float">
            <text:p>353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10M00S" calcext:value-type="time">
            <text:p>13:1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53]+1" office:value-type="float" office:value="354" calcext:value-type="float">
            <text:p>354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15M00S" calcext:value-type="time">
            <text:p>13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54]+1" office:value-type="float" office:value="355" calcext:value-type="float">
            <text:p>355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20M00S" calcext:value-type="time">
            <text:p>13:2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55]+1" office:value-type="float" office:value="356" calcext:value-type="float">
            <text:p>356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25M00S" calcext:value-type="time">
            <text:p>13:2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56]+1" office:value-type="float" office:value="357" calcext:value-type="float">
            <text:p>357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30M00S" calcext:value-type="time">
            <text:p>13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57]+1" office:value-type="float" office:value="358" calcext:value-type="float">
            <text:p>358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58]+1" office:value-type="float" office:value="359" calcext:value-type="float">
            <text:p>359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59]+1" office:value-type="float" office:value="360" calcext:value-type="float">
            <text:p>360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10M00S" calcext:value-type="time">
            <text:p>13:1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0]+1" office:value-type="float" office:value="361" calcext:value-type="float">
            <text:p>361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15M00S" calcext:value-type="time">
            <text:p>13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1]+1" office:value-type="float" office:value="362" calcext:value-type="float">
            <text:p>362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20M00S" calcext:value-type="time">
            <text:p>13:2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2]+1" office:value-type="float" office:value="363" calcext:value-type="float">
            <text:p>363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25M00S" calcext:value-type="time">
            <text:p>13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3]+1" office:value-type="float" office:value="364" calcext:value-type="float">
            <text:p>364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30M00S" calcext:value-type="time">
            <text:p>13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64]+1" office:value-type="float" office:value="365" calcext:value-type="float">
            <text:p>365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00M00S" calcext:value-type="time">
            <text:p>13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65]+1" office:value-type="float" office:value="366" calcext:value-type="float">
            <text:p>366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05M00S" calcext:value-type="time">
            <text:p>13:0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66]+1" office:value-type="float" office:value="367" calcext:value-type="float">
            <text:p>367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10M00S" calcext:value-type="time">
            <text:p>13:1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67]+1" office:value-type="float" office:value="368" calcext:value-type="float">
            <text:p>368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15M00S" calcext:value-type="time">
            <text:p>13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68]+1" office:value-type="float" office:value="369" calcext:value-type="float">
            <text:p>369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20M00S" calcext:value-type="time">
            <text:p>13:2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69]+1" office:value-type="float" office:value="370" calcext:value-type="float">
            <text:p>370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25M00S" calcext:value-type="time">
            <text:p>13:2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70]+1" office:value-type="float" office:value="371" calcext:value-type="float">
            <text:p>371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30M00S" calcext:value-type="time">
            <text:p>13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71]+1" office:value-type="float" office:value="372" calcext:value-type="float">
            <text:p>372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00M00S" calcext:value-type="time">
            <text:p>13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72]+1" office:value-type="float" office:value="373" calcext:value-type="float">
            <text:p>373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05M00S" calcext:value-type="time">
            <text:p>13:0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73]+1" office:value-type="float" office:value="374" calcext:value-type="float">
            <text:p>374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10M00S" calcext:value-type="time">
            <text:p>13:1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74]+1" office:value-type="float" office:value="375" calcext:value-type="float">
            <text:p>375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15M00S" calcext:value-type="time">
            <text:p>13:1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75]+1" office:value-type="float" office:value="376" calcext:value-type="float">
            <text:p>376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20M00S" calcext:value-type="time">
            <text:p>13: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76]+1" office:value-type="float" office:value="377" calcext:value-type="float">
            <text:p>377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25M00S" calcext:value-type="time">
            <text:p>13:2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77]+1" office:value-type="float" office:value="378" calcext:value-type="float">
            <text:p>378</text:p>
          </table:table-cell>
          <table:table-cell office:value-type="date" office:date-value="2020-10-19" calcext:value-type="date">
            <text:p>2020-10-19</text:p>
          </table:table-cell>
          <table:table-cell office:value-type="time" office:time-value="PT157H30M00S" calcext:value-type="time">
            <text:p>13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78]+1" office:value-type="float" office:value="379" calcext:value-type="float">
            <text:p>379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00M00S" calcext:value-type="time">
            <text:p>1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79]+1" office:value-type="float" office:value="380" calcext:value-type="float">
            <text:p>380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05M00S" calcext:value-type="time">
            <text:p>13:0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80]+1" office:value-type="float" office:value="381" calcext:value-type="float">
            <text:p>381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10M00S" calcext:value-type="time">
            <text:p>13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81]+1" office:value-type="float" office:value="382" calcext:value-type="float">
            <text:p>382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15M00S" calcext:value-type="time">
            <text:p>1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82]+1" office:value-type="float" office:value="383" calcext:value-type="float">
            <text:p>383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20M00S" calcext:value-type="time">
            <text:p>13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83]+1" office:value-type="float" office:value="384" calcext:value-type="float">
            <text:p>384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25M00S" calcext:value-type="time">
            <text:p>13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84]+1" office:value-type="float" office:value="385" calcext:value-type="float">
            <text:p>385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85]+1" office:value-type="float" office:value="386" calcext:value-type="float">
            <text:p>386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86]+1" office:value-type="float" office:value="387" calcext:value-type="float">
            <text:p>387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05M00S" calcext:value-type="time">
            <text:p>13:0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87]+1" office:value-type="float" office:value="388" calcext:value-type="float">
            <text:p>388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10M00S" calcext:value-type="time">
            <text:p>13:1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88]+1" office:value-type="float" office:value="389" calcext:value-type="float">
            <text:p>389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15M00S" calcext:value-type="time">
            <text:p>13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89]+1" office:value-type="float" office:value="390" calcext:value-type="float">
            <text:p>390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20M00S" calcext:value-type="time">
            <text:p>13:2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90]+1" office:value-type="float" office:value="391" calcext:value-type="float">
            <text:p>391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25M00S" calcext:value-type="time">
            <text:p>13:2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91]+1" office:value-type="float" office:value="392" calcext:value-type="float">
            <text:p>392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30M00S" calcext:value-type="time">
            <text:p>13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92]+1" office:value-type="float" office:value="393" calcext:value-type="float">
            <text:p>393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00M00S" calcext:value-type="time">
            <text:p>13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93]+1" office:value-type="float" office:value="394" calcext:value-type="float">
            <text:p>394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05M00S" calcext:value-type="time">
            <text:p>13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94]+1" office:value-type="float" office:value="395" calcext:value-type="float">
            <text:p>395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10M00S" calcext:value-type="time">
            <text:p>13:1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95]+1" office:value-type="float" office:value="396" calcext:value-type="float">
            <text:p>396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15M00S" calcext:value-type="time">
            <text:p>13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96]+1" office:value-type="float" office:value="397" calcext:value-type="float">
            <text:p>397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20M00S" calcext:value-type="time">
            <text:p>13:2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97]+1" office:value-type="float" office:value="398" calcext:value-type="float">
            <text:p>398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25M00S" calcext:value-type="time">
            <text:p>13:2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98]+1" office:value-type="float" office:value="399" calcext:value-type="float">
            <text:p>399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30M00S" calcext:value-type="time">
            <text:p>13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99]+1" office:value-type="float" office:value="400" calcext:value-type="float">
            <text:p>400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0]+1" office:value-type="float" office:value="401" calcext:value-type="float">
            <text:p>401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1]+1" office:value-type="float" office:value="402" calcext:value-type="float">
            <text:p>402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10M00S" calcext:value-type="time">
            <text:p>13:1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2]+1" office:value-type="float" office:value="403" calcext:value-type="float">
            <text:p>403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15M00S" calcext:value-type="time">
            <text:p>13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3]+1" office:value-type="float" office:value="404" calcext:value-type="float">
            <text:p>404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20M00S" calcext:value-type="time">
            <text:p>13:2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4]+1" office:value-type="float" office:value="405" calcext:value-type="float">
            <text:p>405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25M00S" calcext:value-type="time">
            <text:p>13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5]+1" office:value-type="float" office:value="406" calcext:value-type="float">
            <text:p>406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30M00S" calcext:value-type="time">
            <text:p>13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06]+1" office:value-type="float" office:value="407" calcext:value-type="float">
            <text:p>407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00M00S" calcext:value-type="time">
            <text:p>13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07]+1" office:value-type="float" office:value="408" calcext:value-type="float">
            <text:p>408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05M00S" calcext:value-type="time">
            <text:p>13:0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08]+1" office:value-type="float" office:value="409" calcext:value-type="float">
            <text:p>409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10M00S" calcext:value-type="time">
            <text:p>13:1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09]+1" office:value-type="float" office:value="410" calcext:value-type="float">
            <text:p>410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15M00S" calcext:value-type="time">
            <text:p>13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10]+1" office:value-type="float" office:value="411" calcext:value-type="float">
            <text:p>411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20M00S" calcext:value-type="time">
            <text:p>13:2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11]+1" office:value-type="float" office:value="412" calcext:value-type="float">
            <text:p>412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25M00S" calcext:value-type="time">
            <text:p>13:2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12]+1" office:value-type="float" office:value="413" calcext:value-type="float">
            <text:p>413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30M00S" calcext:value-type="time">
            <text:p>13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13]+1" office:value-type="float" office:value="414" calcext:value-type="float">
            <text:p>414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00M00S" calcext:value-type="time">
            <text:p>13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14]+1" office:value-type="float" office:value="415" calcext:value-type="float">
            <text:p>415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05M00S" calcext:value-type="time">
            <text:p>13:0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15]+1" office:value-type="float" office:value="416" calcext:value-type="float">
            <text:p>416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10M00S" calcext:value-type="time">
            <text:p>13:1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16]+1" office:value-type="float" office:value="417" calcext:value-type="float">
            <text:p>417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15M00S" calcext:value-type="time">
            <text:p>13:1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17]+1" office:value-type="float" office:value="418" calcext:value-type="float">
            <text:p>418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20M00S" calcext:value-type="time">
            <text:p>13: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18]+1" office:value-type="float" office:value="419" calcext:value-type="float">
            <text:p>419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25M00S" calcext:value-type="time">
            <text:p>13:2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19]+1" office:value-type="float" office:value="420" calcext:value-type="float">
            <text:p>420</text:p>
          </table:table-cell>
          <table:table-cell office:value-type="date" office:date-value="2020-10-20" calcext:value-type="date">
            <text:p>2020-10-20</text:p>
          </table:table-cell>
          <table:table-cell office:value-type="time" office:time-value="PT181H30M00S" calcext:value-type="time">
            <text:p>13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20]+1" office:value-type="float" office:value="421" calcext:value-type="float">
            <text:p>421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00M00S" calcext:value-type="time">
            <text:p>1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21]+1" office:value-type="float" office:value="422" calcext:value-type="float">
            <text:p>422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05M00S" calcext:value-type="time">
            <text:p>13:0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22]+1" office:value-type="float" office:value="423" calcext:value-type="float">
            <text:p>423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10M00S" calcext:value-type="time">
            <text:p>13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23]+1" office:value-type="float" office:value="424" calcext:value-type="float">
            <text:p>424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15M00S" calcext:value-type="time">
            <text:p>1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24]+1" office:value-type="float" office:value="425" calcext:value-type="float">
            <text:p>425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20M00S" calcext:value-type="time">
            <text:p>13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25]+1" office:value-type="float" office:value="426" calcext:value-type="float">
            <text:p>426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25M00S" calcext:value-type="time">
            <text:p>13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26]+1" office:value-type="float" office:value="427" calcext:value-type="float">
            <text:p>427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27]+1" office:value-type="float" office:value="428" calcext:value-type="float">
            <text:p>428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28]+1" office:value-type="float" office:value="429" calcext:value-type="float">
            <text:p>429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05M00S" calcext:value-type="time">
            <text:p>13:0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29]+1" office:value-type="float" office:value="430" calcext:value-type="float">
            <text:p>430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10M00S" calcext:value-type="time">
            <text:p>13:1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30]+1" office:value-type="float" office:value="431" calcext:value-type="float">
            <text:p>431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15M00S" calcext:value-type="time">
            <text:p>13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31]+1" office:value-type="float" office:value="432" calcext:value-type="float">
            <text:p>432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20M00S" calcext:value-type="time">
            <text:p>13:2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32]+1" office:value-type="float" office:value="433" calcext:value-type="float">
            <text:p>433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25M00S" calcext:value-type="time">
            <text:p>13:2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33]+1" office:value-type="float" office:value="434" calcext:value-type="float">
            <text:p>434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30M00S" calcext:value-type="time">
            <text:p>13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34]+1" office:value-type="float" office:value="435" calcext:value-type="float">
            <text:p>435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00M00S" calcext:value-type="time">
            <text:p>13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35]+1" office:value-type="float" office:value="436" calcext:value-type="float">
            <text:p>436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05M00S" calcext:value-type="time">
            <text:p>13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36]+1" office:value-type="float" office:value="437" calcext:value-type="float">
            <text:p>437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10M00S" calcext:value-type="time">
            <text:p>13:1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37]+1" office:value-type="float" office:value="438" calcext:value-type="float">
            <text:p>438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15M00S" calcext:value-type="time">
            <text:p>13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38]+1" office:value-type="float" office:value="439" calcext:value-type="float">
            <text:p>439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20M00S" calcext:value-type="time">
            <text:p>13:2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39]+1" office:value-type="float" office:value="440" calcext:value-type="float">
            <text:p>440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25M00S" calcext:value-type="time">
            <text:p>13:2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40]+1" office:value-type="float" office:value="441" calcext:value-type="float">
            <text:p>441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30M00S" calcext:value-type="time">
            <text:p>13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41]+1" office:value-type="float" office:value="442" calcext:value-type="float">
            <text:p>442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2]+1" office:value-type="float" office:value="443" calcext:value-type="float">
            <text:p>443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3]+1" office:value-type="float" office:value="444" calcext:value-type="float">
            <text:p>444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10M00S" calcext:value-type="time">
            <text:p>13:1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4]+1" office:value-type="float" office:value="445" calcext:value-type="float">
            <text:p>445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15M00S" calcext:value-type="time">
            <text:p>13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5]+1" office:value-type="float" office:value="446" calcext:value-type="float">
            <text:p>446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20M00S" calcext:value-type="time">
            <text:p>13:2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6]+1" office:value-type="float" office:value="447" calcext:value-type="float">
            <text:p>447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25M00S" calcext:value-type="time">
            <text:p>13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7]+1" office:value-type="float" office:value="448" calcext:value-type="float">
            <text:p>448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30M00S" calcext:value-type="time">
            <text:p>13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8]+1" office:value-type="float" office:value="449" calcext:value-type="float">
            <text:p>449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00M00S" calcext:value-type="time">
            <text:p>13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49]+1" office:value-type="float" office:value="450" calcext:value-type="float">
            <text:p>450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05M00S" calcext:value-type="time">
            <text:p>13:0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50]+1" office:value-type="float" office:value="451" calcext:value-type="float">
            <text:p>451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10M00S" calcext:value-type="time">
            <text:p>13:1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51]+1" office:value-type="float" office:value="452" calcext:value-type="float">
            <text:p>452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15M00S" calcext:value-type="time">
            <text:p>13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52]+1" office:value-type="float" office:value="453" calcext:value-type="float">
            <text:p>453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20M00S" calcext:value-type="time">
            <text:p>13:2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53]+1" office:value-type="float" office:value="454" calcext:value-type="float">
            <text:p>454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25M00S" calcext:value-type="time">
            <text:p>13:2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54]+1" office:value-type="float" office:value="455" calcext:value-type="float">
            <text:p>455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30M00S" calcext:value-type="time">
            <text:p>13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55]+1" office:value-type="float" office:value="456" calcext:value-type="float">
            <text:p>456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00M00S" calcext:value-type="time">
            <text:p>13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56]+1" office:value-type="float" office:value="457" calcext:value-type="float">
            <text:p>457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05M00S" calcext:value-type="time">
            <text:p>13:0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57]+1" office:value-type="float" office:value="458" calcext:value-type="float">
            <text:p>458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10M00S" calcext:value-type="time">
            <text:p>13:1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58]+1" office:value-type="float" office:value="459" calcext:value-type="float">
            <text:p>459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15M00S" calcext:value-type="time">
            <text:p>13:1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59]+1" office:value-type="float" office:value="460" calcext:value-type="float">
            <text:p>460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20M00S" calcext:value-type="time">
            <text:p>13: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60]+1" office:value-type="float" office:value="461" calcext:value-type="float">
            <text:p>461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25M00S" calcext:value-type="time">
            <text:p>13:2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61]+1" office:value-type="float" office:value="462" calcext:value-type="float">
            <text:p>462</text:p>
          </table:table-cell>
          <table:table-cell office:value-type="date" office:date-value="2020-10-21" calcext:value-type="date">
            <text:p>2020-10-21</text:p>
          </table:table-cell>
          <table:table-cell office:value-type="time" office:time-value="PT205H30M00S" calcext:value-type="time">
            <text:p>13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62]+1" office:value-type="float" office:value="463" calcext:value-type="float">
            <text:p>463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00M00S" calcext:value-type="time">
            <text:p>1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63]+1" office:value-type="float" office:value="464" calcext:value-type="float">
            <text:p>464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05M00S" calcext:value-type="time">
            <text:p>13:0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64]+1" office:value-type="float" office:value="465" calcext:value-type="float">
            <text:p>465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10M00S" calcext:value-type="time">
            <text:p>13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65]+1" office:value-type="float" office:value="466" calcext:value-type="float">
            <text:p>466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15M00S" calcext:value-type="time">
            <text:p>1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66]+1" office:value-type="float" office:value="467" calcext:value-type="float">
            <text:p>467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20M00S" calcext:value-type="time">
            <text:p>13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67]+1" office:value-type="float" office:value="468" calcext:value-type="float">
            <text:p>468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25M00S" calcext:value-type="time">
            <text:p>13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68]+1" office:value-type="float" office:value="469" calcext:value-type="float">
            <text:p>469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69]+1" office:value-type="float" office:value="470" calcext:value-type="float">
            <text:p>470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70]+1" office:value-type="float" office:value="471" calcext:value-type="float">
            <text:p>471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05M00S" calcext:value-type="time">
            <text:p>13:0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71]+1" office:value-type="float" office:value="472" calcext:value-type="float">
            <text:p>472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10M00S" calcext:value-type="time">
            <text:p>13:1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72]+1" office:value-type="float" office:value="473" calcext:value-type="float">
            <text:p>473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15M00S" calcext:value-type="time">
            <text:p>13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73]+1" office:value-type="float" office:value="474" calcext:value-type="float">
            <text:p>474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20M00S" calcext:value-type="time">
            <text:p>13:2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74]+1" office:value-type="float" office:value="475" calcext:value-type="float">
            <text:p>475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25M00S" calcext:value-type="time">
            <text:p>13:2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75]+1" office:value-type="float" office:value="476" calcext:value-type="float">
            <text:p>476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00M00S" calcext:value-type="time">
            <text:p>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76]+1" office:value-type="float" office:value="477" calcext:value-type="float">
            <text:p>477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05M00S" calcext:value-type="time">
            <text:p>13:0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77]+1" office:value-type="float" office:value="478" calcext:value-type="float">
            <text:p>478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10M00S" calcext:value-type="time">
            <text:p>13:1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78]+1" office:value-type="float" office:value="479" calcext:value-type="float">
            <text:p>479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15M00S" calcext:value-type="time">
            <text:p>13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79]+1" office:value-type="float" office:value="480" calcext:value-type="float">
            <text:p>480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20M00S" calcext:value-type="time">
            <text:p>13:2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80]+1" office:value-type="float" office:value="481" calcext:value-type="float">
            <text:p>481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25M00S" calcext:value-type="time">
            <text:p>13:2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81]+1" office:value-type="float" office:value="482" calcext:value-type="float">
            <text:p>482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30M00S" calcext:value-type="time">
            <text:p>13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82]+1" office:value-type="float" office:value="483" calcext:value-type="float">
            <text:p>483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00M00S" calcext:value-type="time">
            <text:p>13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83]+1" office:value-type="float" office:value="484" calcext:value-type="float">
            <text:p>484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84]+1" office:value-type="float" office:value="485" calcext:value-type="float">
            <text:p>485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10M00S" calcext:value-type="time">
            <text:p>13:1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85]+1" office:value-type="float" office:value="486" calcext:value-type="float">
            <text:p>486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15M00S" calcext:value-type="time">
            <text:p>13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86]+1" office:value-type="float" office:value="487" calcext:value-type="float">
            <text:p>487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20M00S" calcext:value-type="time">
            <text:p>13:2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87]+1" office:value-type="float" office:value="488" calcext:value-type="float">
            <text:p>488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25M00S" calcext:value-type="time">
            <text:p>13:2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88]+1" office:value-type="float" office:value="489" calcext:value-type="float">
            <text:p>489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89]+1" office:value-type="float" office:value="490" calcext:value-type="float">
            <text:p>490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05M00S" calcext:value-type="time">
            <text:p>13:0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90]+1" office:value-type="float" office:value="491" calcext:value-type="float">
            <text:p>491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10M00S" calcext:value-type="time">
            <text:p>13:1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91]+1" office:value-type="float" office:value="492" calcext:value-type="float">
            <text:p>492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15M00S" calcext:value-type="time">
            <text:p>13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92]+1" office:value-type="float" office:value="493" calcext:value-type="float">
            <text:p>493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20M00S" calcext:value-type="time">
            <text:p>13:2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93]+1" office:value-type="float" office:value="494" calcext:value-type="float">
            <text:p>494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25M00S" calcext:value-type="time">
            <text:p>13:2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94]+1" office:value-type="float" office:value="495" calcext:value-type="float">
            <text:p>495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30M00S" calcext:value-type="time">
            <text:p>13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95]+1" office:value-type="float" office:value="496" calcext:value-type="float">
            <text:p>496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00M00S" calcext:value-type="time">
            <text:p>13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96]+1" office:value-type="float" office:value="497" calcext:value-type="float">
            <text:p>497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05M00S" calcext:value-type="time">
            <text:p>13:0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97]+1" office:value-type="float" office:value="498" calcext:value-type="float">
            <text:p>498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10M00S" calcext:value-type="time">
            <text:p>13:1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98]+1" office:value-type="float" office:value="499" calcext:value-type="float">
            <text:p>499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15M00S" calcext:value-type="time">
            <text:p>13:1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99]+1" office:value-type="float" office:value="500" calcext:value-type="float">
            <text:p>500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20M00S" calcext:value-type="time">
            <text:p>13: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00]+1" office:value-type="float" office:value="501" calcext:value-type="float">
            <text:p>501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229H25M00S" calcext:value-type="time">
            <text:p>13:25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01]+1" office:value-type="float" office:value="502" calcext:value-type="float">
            <text:p>502</text:p>
          </table:table-cell>
          <table:table-cell office:value-type="date" office:date-value="2020-10-22" calcext:value-type="date">
            <text:p>2020-10-22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0:17:39.715065578</meta:creation-date>
    <dc:date>2020-10-11T10:38:23.261647952</dc:date>
    <meta:editing-duration>PT1S</meta:editing-duration>
    <meta:editing-cycles>1</meta:editing-cycles>
    <meta:document-statistic meta:table-count="1" meta:cell-count="2008" meta:object-count="0"/>
    <meta:generator>LibreOffice/6.0.7.3$Linux_X86_64 LibreOffice_project/00m0$Build-3</meta:generator>
  </office:meta>
</office:document-meta>
</file>